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F5C9B2840D9E49548D291189E0544AF3.png" manifest:media-type="image/png"/>
  <manifest:file-entry manifest:full-path="Pictures/53DF9F4A17B641EBA7BDA306D93AD2ED.png" manifest:media-type="image/png"/>
  <manifest:file-entry manifest:full-path="Pictures/B00AC7B111D443A3B82BD0A8F802F499.png" manifest:media-type="image/png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automatic-styles/>
  <office:body>
    <office:presentation>
      <draw:page draw:name="Slide1" draw:master-page-name="Default">
        <draw:frame svg:width="28cm" svg:height="21cm" svg:x="0cm" svg:y="0cm">
          <draw:image xlink:href="Pictures/F5C9B2840D9E49548D291189E0544AF3.png"/>
        </draw:frame>
      </draw:page>
      <draw:page draw:name="Slide2" draw:master-page-name="Default">
        <draw:frame svg:width="28cm" svg:height="21cm" svg:x="0cm" svg:y="0cm">
          <draw:image xlink:href="Pictures/53DF9F4A17B641EBA7BDA306D93AD2ED.png"/>
        </draw:frame>
      </draw:page>
      <draw:page draw:name="Slide3" draw:master-page-name="Default">
        <draw:frame svg:width="28cm" svg:height="21cm" svg:x="0cm" svg:y="0cm">
          <draw:image xlink:href="Pictures/B00AC7B111D443A3B82BD0A8F802F499.png"/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xlink="http://www.w3.org/1999/xlink" xmlns:manifest="urn:oasis:names:tc:opendocument:xmlns:manifest:1.0" office:version="1.2">
  <office:styles/>
  <office:automatic-styles>
    <style:page-layout style:name="MyLayout">
      <style:page-layout-properties fo:margin="0cm" fo:page-width="28cm" fo:page-height="21cm" style:print-orientation="landscape"/>
    </style:page-layout>
  </office:automatic-styles>
  <office:master-styles>
    <style:master-page style:name="Default" style:page-layout-name="MyLayout" style:display-name="Default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